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content.xml" manifest:media-type="text/xml"/>
  <manifest:file-entry manifest:full-path="wollmux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6cm" style:writing-mod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ext-input text:description=""/><text:text-input text:description="fieldinput">text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style:line-height-at-least="0.46cm" style:page-number="auto" style:shadow="none" style:writing-mode="page">
        <style:tab-stops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00%" style:writing-mode="page"/>
      <style:text-properties style:font-size-asian="10.5pt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2.03cm" fo:margin-left="2.499cm" fo:margin-right="2.2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2.03cm" fo:margin-left="2.499cm" fo:margin-right="2.2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1" style:next-style-name="Standard"/>
    <style:master-page style:name="Footnote" style:page-layout-name="Mpm2"/>
    <style:master-page style:name="HTML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Landscape" style:page-layout-name="Mpm6"/>
    <style:master-page style:name="Envelope" style:page-layout-name="Mpm7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8.0.0$Windows_X86_64 LibreOffice_project/3d1da5af8d325fd79581cd5ec0d2cf5d33cf9237</meta:generator>
    <meta:creation-date>2019-05-03T12:21:16.224000000</meta:creation-date>
    <meta:editing-duration>PT4M46S</meta:editing-duration>
    <meta:editing-cycles>6</meta:editing-cycles>
    <dc:date>2019-05-03T12:53:32.057000000</dc:date>
    <meta:document-statistic meta:table-count="0" meta:image-count="0" meta:object-count="0" meta:page-count="1" meta:paragraph-count="1" meta:word-count="5" meta:character-count="8" meta:non-whitespace-character-count="8"/>
  </office:meta>
</office:document-meta>
</file>